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SymbolPath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Built-in symbol paths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4">
          <table:table-cell table:style-name="ce4" office:value-type="string">
            <text:p>BACKWARD_CLOSED_ARROW </text:p>
          </table:table-cell>
          <table:table-cell table:style-name="ce4" office:value-type="string">
            <text:p>A backward-pointing closed arrow.</text:p>
          </table:table-cell>
          <table:table-cell table:style-name="ce4"/>
        </table:table-row>
        <table:table-row table:style-name="ro2">
          <table:table-cell office:value-type="string">
            <text:p>BACKWARD_OPEN_ARROW </text:p>
          </table:table-cell>
          <table:table-cell office:value-type="string">
            <text:p>A backward-pointing open arrow.</text:p>
          </table:table-cell>
          <table:table-cell/>
        </table:table-row>
        <table:table-row table:style-name="ro2">
          <table:table-cell office:value-type="string">
            <text:p>CIRCLE </text:p>
          </table:table-cell>
          <table:table-cell office:value-type="string">
            <text:p>A circle.</text:p>
          </table:table-cell>
          <table:table-cell/>
        </table:table-row>
        <table:table-row table:style-name="ro2">
          <table:table-cell office:value-type="string">
            <text:p>FORWARD_CLOSED_ARROW </text:p>
          </table:table-cell>
          <table:table-cell office:value-type="string">
            <text:p>A forward-pointing closed arrow.</text:p>
          </table:table-cell>
          <table:table-cell/>
        </table:table-row>
        <table:table-row table:style-name="ro2">
          <table:table-cell office:value-type="string">
            <text:p>FORWARD_OPEN_ARROW </text:p>
          </table:table-cell>
          <table:table-cell office:value-type="string">
            <text:p>A forward-pointing open arrow.</text:p>
          </table:table-cell>
          <table:table-cell/>
        </table:table-row>
      </table:table>
      <table:table table:name="Full2" table:style-name="ta1">
        <table:table-column table:style-name="co3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6:22:05.68</meta:creation-date>
    <dc:date>2012-08-15T16:23:08.65</dc:date>
    <meta:editing-duration>P0D</meta:editing-duration>
    <meta:editing-cycles>1</meta:editing-cycles>
    <meta:document-statistic meta:table-count="3" meta:cell-count="15" meta:object-count="0"/>
    <meta:generator>LibreOffice/3.5$Windows_x86 LibreOffice_project/165a79a-7059095-e13bb37-fef39a4-9503d18</meta:generator>
  </office:meta>
</office:document-meta>
</file>